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4" svg:font-family="'DejaVu Serif'" style:font-family-generic="roman"/>
    <style:font-face style:name="DejaVu Sans Condensed1" svg:font-family="'DejaVu Sans Condensed'" style:font-family-generic="swiss"/>
    <style:font-face style:name="DejaVu Serif3" svg:font-family="'DejaVu Serif'" style:font-pitch="variable"/>
    <style:font-face style:name="DejaVu Serif1" svg:font-family="'DejaVu Serif'" style:font-adornments="Book" style:font-pitch="variable"/>
    <style:font-face style:name="DejaVu Serif2" svg:font-family="'DejaVu Serif'" style:font-adornments="Itálico Negrito" style:font-pitch="variable"/>
    <style:font-face style:name="DejaVu Serif" svg:font-family="'DejaVu Serif'" style:font-adornments="Negrito" style:font-pitch="variable"/>
    <style:font-face style:name="FreeSerif" svg:font-family="FreeSerif" style:font-adornments="Negrit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DejaVu Serif3" fo:font-size="10pt" style:font-size-asian="10pt" style:font-size-complex="10pt"/>
    </style:style>
    <style:style style:name="P2" style:family="paragraph" style:parent-style-name="Standard">
      <style:text-properties style:font-name="DejaVu Serif3"/>
    </style:style>
    <style:style style:name="P3" style:family="paragraph" style:parent-style-name="Standard">
      <style:paragraph-properties fo:text-align="center" style:justify-single-word="false"/>
      <style:text-properties style:font-name="DejaVu Serif3"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DejaVu Serif3" fo:font-size="36pt" style:font-size-asian="36pt" style:font-size-complex="36pt"/>
    </style:style>
    <style:style style:name="P5" style:family="paragraph" style:parent-style-name="Standard">
      <style:text-properties style:font-name="DejaVu Serif3" fo:font-weight="bold" style:font-weight-asian="bold" style:font-weight-complex="bold"/>
    </style:style>
    <style:style style:name="P6" style:family="paragraph" style:parent-style-name="Standard">
      <style:paragraph-properties fo:text-align="center" style:justify-single-word="false"/>
      <style:text-properties style:font-name="DejaVu Serif3" fo:font-weight="bold" style:font-weight-asian="bold" style:font-weight-complex="bold"/>
    </style:style>
    <style:style style:name="P7" style:family="paragraph" style:parent-style-name="Standard">
      <style:paragraph-properties fo:text-align="center" style:justify-single-word="false"/>
      <style:text-properties style:font-name="DejaVu Serif3"/>
    </style:style>
    <style:style style:name="P8" style:family="paragraph" style:parent-style-name="Standard">
      <style:text-properties style:font-name="DejaVu Serif4" fo:font-weight="bold" style:font-name-asian="DejaVu Serif4" style:font-weight-asian="bold" style:font-name-complex="DejaVu Serif4" style:font-weight-complex="bold"/>
    </style:style>
    <style:style style:name="P9" style:family="paragraph" style:parent-style-name="Standard">
      <style:text-properties style:font-name="DejaVu Serif4" fo:font-weight="bold" officeooo:paragraph-rsid="0014e5c8" style:font-name-asian="DejaVu Serif4" style:font-weight-asian="bold" style:font-name-complex="DejaVu Serif4" style:font-weight-complex="bold"/>
    </style:style>
    <style:style style:name="P10" style:family="paragraph" style:parent-style-name="Standard">
      <style:text-properties style:font-name="DejaVu Serif4" fo:font-weight="bold" officeooo:paragraph-rsid="0017ba19" style:font-name-asian="DejaVu Serif4" style:font-weight-asian="bold" style:font-name-complex="DejaVu Serif4" style:font-weight-complex="bold"/>
    </style:style>
    <style:style style:name="P11" style:family="paragraph" style:parent-style-name="Standard">
      <style:text-properties style:font-name="DejaVu Serif4" fo:font-weight="bold" officeooo:paragraph-rsid="001b9d16" style:font-name-asian="DejaVu Serif4" style:font-weight-asian="bold" style:font-name-complex="DejaVu Serif4" style:font-weight-complex="bold"/>
    </style:style>
    <style:style style:name="P12" style:family="paragraph" style:parent-style-name="Standard">
      <style:text-properties style:font-name="DejaVu Serif4" fo:font-weight="bold" officeooo:paragraph-rsid="002187c5" style:font-name-asian="DejaVu Serif4" style:font-weight-asian="bold" style:font-name-complex="DejaVu Serif4" style:font-weight-complex="bold"/>
    </style:style>
    <style:style style:name="P13" style:family="paragraph" style:parent-style-name="Standard">
      <style:text-properties style:font-name="DejaVu Serif4" fo:font-weight="normal" style:font-name-asian="DejaVu Serif4" style:font-weight-asian="normal" style:font-name-complex="DejaVu Serif4" style:font-weight-complex="normal"/>
    </style:style>
    <style:style style:name="P14" style:family="paragraph" style:parent-style-name="Standard">
      <style:text-properties style:font-name="DejaVu Serif3"/>
    </style:style>
    <style:style style:name="P15" style:family="paragraph" style:parent-style-name="Standard">
      <style:text-properties style:font-name="DejaVu Serif4" fo:font-weight="bold" officeooo:paragraph-rsid="00286ce6" style:font-name-asian="DejaVu Serif4" style:font-weight-asian="bold" style:font-name-complex="DejaVu Serif4" style:font-weight-complex="bold"/>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Heading_20_1" style:master-page-name="NovoEstilo">
      <style:paragraph-properties style:page-number="1"/>
    </style:style>
    <style:style style:name="T1" style:family="text">
      <style:text-properties fo:font-weight="bold" style:font-weight-asian="bold" style:font-weight-complex="bold"/>
    </style:style>
    <style:style style:name="T2" style:family="text">
      <style:text-properties fo:font-weight="bold" officeooo:rsid="0027a6f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4e5c8" style:font-style-asian="italic" style:font-style-complex="italic"/>
    </style:style>
    <style:style style:name="T5" style:family="text">
      <style:text-properties fo:font-style="italic" officeooo:rsid="0017ba19" style:font-style-asian="italic" style:font-style-complex="italic"/>
    </style:style>
    <style:style style:name="T6" style:family="text">
      <style:text-properties fo:font-style="italic" officeooo:rsid="002316ca" style:font-style-asian="italic" style:font-style-complex="italic"/>
    </style:style>
    <style:style style:name="T7" style:family="text">
      <style:text-properties fo:font-style="italic" officeooo:rsid="002187c5" style:font-style-asian="italic" style:font-style-complex="italic"/>
    </style:style>
    <style:style style:name="T8" style:family="text">
      <style:text-properties fo:font-style="italic" officeooo:rsid="0024ff05" style:font-style-asian="italic" style:font-style-complex="italic"/>
    </style:style>
    <style:style style:name="T9" style:family="text">
      <style:text-properties fo:font-style="italic" officeooo:rsid="0027924e" style:font-style-asian="italic" style:font-style-complex="italic"/>
    </style:style>
    <style:style style:name="T10" style:family="text">
      <style:text-properties fo:font-style="italic" officeooo:rsid="00286ce6" style:font-style-asian="italic" style:font-style-complex="italic"/>
    </style:style>
    <style:style style:name="T11" style:family="text">
      <style:text-properties fo:font-style="italic" officeooo:rsid="002cfa17" style:font-style-asian="italic" style:font-style-complex="italic"/>
    </style:style>
    <style:style style:name="T12" style:family="text">
      <style:text-properties fo:font-style="italic" officeooo:rsid="002d32bb" style:font-style-asian="italic" style:font-style-complex="italic"/>
    </style:style>
    <style:style style:name="T13" style:family="text">
      <style:text-properties fo:font-style="italic" officeooo:rsid="002e30af" style:font-style-asian="italic" style:font-style-complex="italic"/>
    </style:style>
    <style:style style:name="T14" style:family="text">
      <style:text-properties fo:font-style="italic" officeooo:rsid="0032c75f" style:font-style-asian="italic" style:font-style-complex="italic"/>
    </style:style>
    <style:style style:name="T15" style:family="text">
      <style:text-properties style:font-name="DejaVu Serif4" style:font-name-asian="DejaVu Serif4" style:font-name-complex="DejaVu Serif4"/>
    </style:style>
    <style:style style:name="T16" style:family="text">
      <style:text-properties style:text-underline-style="none"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DejaVu Serif3"/>
    </style:style>
    <style:style style:name="T20" style:family="text">
      <style:text-properties style:font-name="DejaVu Serif3" fo:font-style="italic" style:font-style-asian="italic" style:font-style-complex="italic"/>
    </style:style>
    <style:style style:name="T21" style:family="text">
      <style:text-properties style:font-name="DejaVu Serif3" fo:font-style="italic" officeooo:rsid="002e30af" style:font-style-asian="italic" style:font-style-complex="italic"/>
    </style:style>
    <style:style style:name="T22" style:family="text">
      <style:text-properties style:font-name="DejaVu Serif3" fo:font-style="italic" officeooo:rsid="00301ea4" style:font-style-asian="italic" style:font-style-complex="italic"/>
    </style:style>
    <style:style style:name="T23" style:family="text">
      <style:text-properties style:font-name="DejaVu Serif3" fo:font-style="italic" officeooo:rsid="0031843a" style:font-style-asian="italic" style:font-style-complex="italic"/>
    </style:style>
    <style:style style:name="T24" style:family="text">
      <style:text-properties style:font-name="DejaVu Serif3" fo:font-style="italic" officeooo:rsid="00324e71" style:font-style-asian="italic" style:font-style-complex="italic"/>
    </style:style>
    <style:style style:name="T25" style:family="text">
      <style:text-properties officeooo:rsid="0014e5c8"/>
    </style:style>
    <style:style style:name="T26" style:family="text">
      <style:text-properties officeooo:rsid="0017ba19"/>
    </style:style>
    <style:style style:name="T27" style:family="text">
      <style:text-properties officeooo:rsid="001b9d16"/>
    </style:style>
    <style:style style:name="T28" style:family="text">
      <style:text-properties officeooo:rsid="001eba3a"/>
    </style:style>
    <style:style style:name="T29" style:family="text">
      <style:text-properties officeooo:rsid="001f7a5c"/>
    </style:style>
    <style:style style:name="T30" style:family="text">
      <style:text-properties officeooo:rsid="001f8b1f"/>
    </style:style>
    <style:style style:name="T31" style:family="text">
      <style:text-properties officeooo:rsid="002187c5"/>
    </style:style>
    <style:style style:name="T32" style:family="text">
      <style:text-properties officeooo:rsid="0022a70d"/>
    </style:style>
    <style:style style:name="T33" style:family="text">
      <style:text-properties officeooo:rsid="002316ca"/>
    </style:style>
    <style:style style:name="T34" style:family="text">
      <style:text-properties officeooo:rsid="0027a6fd"/>
    </style:style>
    <style:style style:name="T35" style:family="text">
      <style:text-properties officeooo:rsid="00286924"/>
    </style:style>
    <style:style style:name="T36" style:family="text">
      <style:text-properties officeooo:rsid="00286ce6"/>
    </style:style>
    <style:style style:name="T37" style:family="text">
      <style:text-properties officeooo:rsid="002baef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Sambahsa Mundialect</text:p>
      <text:p text:style-name="P4">Questions ed antwehrd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Autor:</text:span> Henrique Matheus da Silva Lima</text:p>
      <text:table-of-content text:style-name="Sect1" text:protected="true" text:name="Sumário1">
        <text:table-of-content-source text:outline-level="10">
          <text:index-title-template text:style-name="Contents_20_Heading">IKHTISSAR</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IKHTISSAR</text:p>
          </text:index-title>
          <text:p text:style-name="P16">OLIVIER<text:tab/>1</text:p>
          <text:p text:style-name="P16">QUESTIONS ED ANTWEHRDS<text:tab/>2</text:p>
          <text:p text:style-name="P17">PRELIMINAR QUESTIONS<text:tab/>2</text:p>
          <text:p text:style-name="P17">MA SAMBAHSA NE EST ESPERANTO?<text:tab/>3</text:p>
          <text:p text:style-name="P17">NUN SMAD CONVERSE DE SAMBAHSA<text:tab/>5</text:p>
        </text:index-body>
      </text:table-of-content>
      <text:h text:style-name="P18" text:outline-level="1">OLIVIER</text:h>
      <text:p text:style-name="P2"/>
      <text:p text:style-name="P2"><text:tab/>Id scop tos wehrg est ses semject gohder tem un FAQ ed also un buk os curiositats, tod wehrg essiet publiet pro public quan pehndo od id est tayar. Tem ia questions quem ia antwehrds dehlgent ses in <text:span text:style-name="T29">S</text:span>ambahsa <text:span text:style-name="T29">M</text:span>undialect; io tarjmsiem id texte <text:span text:style-name="T29">do</text:span> <text:span text:style-name="T29">E</text:span>nglisch, <text:span text:style-name="T29">P</text:span>ortughesche ed kad <text:span text:style-name="T29">E</text:span>speranto poskwo tod material est tayar.</text:p>
      <text:p text:style-name="P2"/>
      <text:p text:style-name="P2"><text:tab/>Tupet decids id license tos material, suggesto un Creative Commons licence pro meger claritat <text:span text:style-name="T3">(tod webpage </text:span><text:a xlink:type="simple" xlink:href="https://creativecommons.org/choose/?lang=fr" office:target-frame-name="_blank" xlink:show="new" text:style-name="Internet_20_link" text:visited-style-name="Visited_20_Internet_20_Link"><text:span text:style-name="T3">https://creativecommons.org/choose/?lang=fr</text:span></text:a><text:span text:style-name="T3"> maght hehlpe te kay chuses id license)</text:span>, bet id maght ses in id traditional licence Copyright.</text:p>
      <text:p text:style-name="P2"/>
      <text:p text:style-name="P2"><text:tab/>Ne tehrbs antwehrde vasya questions, men prehgo te ke <text:span text:style-name="T16">ne spars werds/explications in tien antwehrds</text:span>.</text:p>
      <text:p text:style-name="P2"/>
      <text:p text:style-name="P2"><text:tab/>Woid od essiem “felin” in mien questions, tun ne kheiss offenden. Ia sont questions od leuds kwehriet zowngschie, tu<text:span text:style-name="T30">n</text:span> est gohd ja habe tayar antwehrds.</text:p>
      <text:p text:style-name="P2"/>
      <text:p text:style-name="P2"><text:tab/><text:span text:style-name="T18">Olivier, dah attention pro tod:</text:span> ia questions sont pro Olivier Simon, bet ia antwehrds sont pro id grand public, <text:span text:style-name="T1">NE</text:span> pro Henrique Matheus. Ho kwehren sem questions ja sprehgen pro te, bet ia questions dehlgsiet ses antwehrden pro leuds qui volent gnohe de sambahsa. Ia questions hant un personal caracter, bet ia antwehrds dehlgent habe un impersonal caracter eger bahsies eighi hol mund.</text:p>
      <text:p text:style-name="P2"/>
      <text:p text:style-name="P2"/>
      <text:p text:style-name="P2"><text:tab/>Vasya questions qua spects her sont tik part uns mikdar, unte id wakt addeihsiem meis questions, checkmenye kay questione tien antwehrds. To sessiet quasi ka un khwaytanshienciu.</text:p>
      <text:p text:style-name="P2"/>
      <text:p text:style-name="P2"/>
      <text:p text:style-name="P2">* Sei vids quodgvonc rhalt in mien texte <text:span text:style-name="T3">(hatta semject quod est minimal-ye stragn!)</text:span>, plais scrib un <text:span text:style-name="T3">side note</text:span> kay io corre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QUESTIONS ED ANTWEHRDS</text:h>
      <text:p text:style-name="P2"/>
      <text:h text:style-name="Heading_20_2" text:outline-level="2">PRELIMINAR QUESTIONS</text:h>
      <text:p text:style-name="P2"/>
      <text:p text:style-name="P8">☸ Simple-ye bah lyt de te, lehgs nos qui est Olivier Simon.</text:p>
      <text:p text:style-name="P2"/>
      <text:p text:style-name="P2"/>
      <text:p text:style-name="P2"/>
      <text:p text:style-name="P8">☸ Qua bahsas maghs bahe tu? <text:span text:style-name="T26">Kwe Maghs bahe Oraryo </text:span><text:span text:style-name="T5">(au quod mehnmos ses Oraryo)</text:span><text:span text:style-name="T26">?</text:span> Woids tu sem hehlpbahsa, <text:span text:style-name="T31">besonters Esperanto </text:span><text:span text:style-name="T7">(woidim od es pater uns </text:span><text:span text:style-name="T11">concurrent</text:span><text:span text:style-name="T7"> os Esperanto, bet ka</text:span><text:span text:style-name="T13">m</text:span><text:span text:style-name="T7"> es un anghen qui hat intere</text:span><text:span text:style-name="T8">s</text:span><text:span text:style-name="T7">s</text:span><text:span text:style-name="T8">e</text:span><text:span text:style-name="T7"> in hehlpbahsas, io imagine od woids semject de id kehgnst hehlpbahsa ios mund, </text:span><text:span text:style-name="T11">k</text:span><text:span text:style-name="T7">we tu semker ja pitst studye </text:span><text:span text:style-name="T13">E</text:span><text:span text:style-name="T7">speranto we minst-ye has un notion de kam est </text:span><text:span text:style-name="T12">Esperanto</text:span><text:span text:style-name="T7">)</text:span>?</text:p>
      <text:p text:style-name="P2"/>
      <text:p text:style-name="P2"/>
      <text:p text:style-name="P2"/>
      <text:p text:style-name="P8">☸ Quod mehns de id nuden os national bahsas kam international bahsa?</text:p>
      <text:p text:style-name="P2"/>
      <text:p text:style-name="P2"/>
      <text:p text:style-name="P2"/>
      <text:p text:style-name="P8">☸ Ma creest un hehlpbahsa? Tod eet tik un hobby we has mohnen od ia existent hehlpbahsas ne sont sat gohd? Apropos, quod est tien opinion de ia existent hehlp<text:span text:style-name="T19">bahsas </text:span><text:span text:style-name="T20">(ne tehrbs bahe de vasya hehlpbahsas, bet </text:span><text:span text:style-name="T24">sem ex </text:span><text:span text:style-name="T20">ia meist kehgnt, </text:span><text:span text:style-name="T21">mathalan: Esperanto, Interlingua, Volapük, </text:span><text:span text:style-name="T22">Uropi </text:span><text:span text:style-name="T24">au</text:span><text:span text:style-name="T23"> Pandunia</text:span><text:span text:style-name="T20">)</text:span><text:span text:style-name="T19"> ed q</text:span>ua sont ia “problemes” qua has viden in ia<text:span text:style-name="T19">, besonters esperanto?</text:span></text:p>
      <text:p text:style-name="P13"/>
      <text:p text:style-name="P13"/>
      <text:p text:style-name="P13"/>
      <text:p text:style-name="P5"><text:span text:style-name="T15">☸ </text:span>Kwe tien academic formation hohlpst te, in semmanier, cree sambahsa?</text:p>
      <text:p text:style-name="P8"/>
      <text:p text:style-name="P2"/>
      <text:p text:style-name="P2"/>
      <text:p text:style-name="P5"><text:span text:style-name="T15">☸ </text:span>Kwe hiebst semgvonc hehlpbahsa ka inspiration in tien antplehcen os sambahsa?</text:p>
      <text:p text:style-name="P2"/>
      <text:p text:style-name="P2"/>
      <text:p text:style-name="P2"/>
      <text:p text:style-name="P8">☸ Ma un hehlpbahsa baset ep <text:span text:style-name="T26">O</text:span>raryo?</text:p>
      <text:p text:style-name="P2"/>
      <text:p text:style-name="P2"/>
      <text:p text:style-name="P2"/>
      <text:p text:style-name="P8">☸ Kwe tu ops mehns in sambahsa instet mehns in franceois?</text:p>
      <text:p text:style-name="P2"/>
      <text:p text:style-name="P2"><text:soft-page-break/></text:p>
      <text:p text:style-name="P2"/>
      <text:p text:style-name="P10">☸ <text:span text:style-name="T26">Quayt wakt kay cree Sambahsa Mundialect? Qua parts meist kiepeer tien wakt, kwe buit id grammatic, id werdskaut, qua?</text:span></text:p>
      <text:p text:style-name="P2"/>
      <text:p text:style-name="P2"/>
      <text:p text:style-name="P2"/>
      <text:p text:style-name="P8">☸ Has tu inventen alya bahsas? Sei ya, maghs tu bahe pau de ia?</text:p>
      <text:p text:style-name="P2"/>
      <text:p text:style-name="P2"/>
      <text:p text:style-name="P2"/>
      <text:p text:style-name="P8">☸ Woidim od ne has un cristall ball, bet quod exspectes de id popularitat os sambahsa in 2030? Kwe es optimiste? kwe imagines un communitat os minst-ye cent gohd bahtors?</text:p>
      <text:p text:style-name="P2"/>
      <text:p text:style-name="P2"/>
      <text:p text:style-name="P2"/>
      <text:p text:style-name="P8">☸ Id mund ja hat <text:span text:style-name="T33">E</text:span>nglisch ka <text:span text:style-name="T3">lingua franca</text:span> ed, quando bahmos de hehlpbahsas, habmos <text:span text:style-name="T33">E</text:span>speranto quod ne hat relevant <text:span text:style-name="T35">CONCORRENTES</text:span> <text:span text:style-name="T3">(id dwot meist baht hehlpbahsa shayad ne hat maung meis tem mil bahtors, </text:span><text:span text:style-name="T6">E</text:span><text:span text:style-name="T3">speranto hat minst-ye dec mil bahtors in id meist apocaliptic-pessimist estime)</text:span>. Maghs tu dahe mi un liste de ia motifs pro semanghen uces <text:span text:style-name="T33">S</text:span>ambahsa <text:span text:style-name="T33">M</text:span>undialect? </text:p>
      <text:p text:style-name="P2"/>
      <text:p text:style-name="P2"/>
      <text:p text:style-name="P2"/>
      <text:p text:style-name="P8">☸ Tod est a question lyt exo id subject: kehns tu quod ka fassih? Io, mathalan, kehnso un anghen ka fassih sei el minst-ye woidt quar mil werds ed el maght forme jumlas aun difficultat, ne keupo od el anghen woidt ia nams os vasya schtuks qua composen al vannakyal we el hat un werdskaut quod el ne hat hatta in al wi bahsa.</text:p>
      <text:p text:style-name="P2"/>
      <text:p text:style-name="P2"/>
      <text:p text:style-name="P2"/>
      <text:p text:style-name="P15">☸ <text:span text:style-name="T36">Woidim od buist finaliste in id concurs kay cree id bahsa Dothraki, ex id fictional universe ios serie </text:span><text:span text:style-name="T10">A Song of Ice and Fire</text:span><text:span text:style-name="T36"> os George R. R. Martin, pro id HBO TV-serie </text:span><text:span text:style-name="T10">Game of Thrones</text:span><text:span text:style-name="T36">. Way tien bahsa ne buit chusen, men maghs tu lehge nos kam eet id process os creation? Ed kwe est possible skaue nos sem mustras os tod bahsa?</text:span></text:p>
      <text:p text:style-name="P2"/>
      <text:p text:style-name="P2"/>
      <text:p text:style-name="P2"/>
      <text:h text:style-name="Heading_20_2" text:outline-level="2">MA SAMBAHSA NE EST ESPERANTO?</text:h>
      <text:p text:style-name="P2"/>
      <text:p text:style-name="P7"><text:tab/><text:span text:style-name="T1">Woidim od tod titule est stragn ed hatta lyt provocative, bet smad me explie id. Tiel ho kohgnt de </text:span><text:span text:style-name="T2">S</text:span><text:span text:style-name="T1">ambahsa, mien reference dayir kam dehlct ses un hehlpbahsa eet </text:span><text:span text:style-name="T2">E</text:span><text:span text:style-name="T1">speranto, quasi vasya hehlpbahsas ho </text:span><text:soft-page-break/><text:span text:style-name="T1">kohgnt eent esperantolik; ed </text:span><text:span text:style-name="T2">E</text:span><text:span text:style-name="T1">speranto est id meist gnoht hehlpbahsa, comparations dayir </text:span><text:span text:style-name="T2">E</text:span><text:span text:style-name="T1">speranto sont aunvergeiht. Sambahsa est un protiapo hehlpbahsa due ids declinations, “complex” orthograph, “complex” swons, antruset in laun werds, etc; itak ia questions in tod abdeil est kay sprehg te ma sambahsa ne est un “kayjinen” </text:span><text:span text:style-name="T2">E</text:span><text:span text:style-name="T1">speranto.</text:span></text:p>
      <text:p text:style-name="P6">Ne sprehgsiem aschikar questions ka “ma <text:span text:style-name="T34">S</text:span>ambahsa ne hat un simple orthograph ka <text:span text:style-name="T34">E</text:span>speranto”, men sprehgsiem de interessant caracterisrics qua <text:span text:style-name="T34">E</text:span>speranto hat men <text:span text:style-name="T34">S</text:span>ambahsa ne hat ed also kwehrsiem her alya sorte os questions relaten ad <text:span text:style-name="T34">E</text:span>speranto.</text:p>
      <text:p text:style-name="P2"/>
      <text:p text:style-name="P12">☸ Aym <text:span text:style-name="T32">S</text:span>ambahsa ka un different hehlpbahsa ob dwo motifs: <text:span text:style-name="T31">i</text:span>d est nert-ye basen ep <text:span text:style-name="T32">O</text:span>raryo <text:span text:style-name="T3">(quod est un genial idee ye mieno mayn ob, samt tod, sambahsa albatt representet quasi dwidel ex menscgenos, </text:span><text:span text:style-name="T14">quod est difficil quando neudmos specific bahsas kam id majoritat iom hehlpbahsas</text:span><text:span text:style-name="T3">)</text:span> ed est un hehlpbahsa quod ne bayt ses meis complex. Dayir ids complexitat, aundwoi id abdekhschatsiet sem anghens, weidwos od id sambahsa est facil, bet albatta sambahsa ne hat id apell <text:span text:style-name="T3">(ses super facil)</text:span> om bahsas ka <text:span text:style-name="T32">E</text:span>speranto. Quod has kay sayge de to?</text:p>
      <text:p text:style-name="P2"/>
      <text:p text:style-name="P2"/>
      <text:p text:style-name="P2"/>
      <text:p text:style-name="P8">☸ Woidim od <text:span text:style-name="T32">S</text:span>ambahsa antreust sien werdskaut ep laun werds, men ma sambahsa ne also folossiet sem universal affixes. Oin ios baygh util prefixes os esperanto est mal-, med tod prefixe quodgvonc werd maght habe sien maynen do inverten, mathalan: </text:p>
      <text:p text:style-name="P8">helpi = helhpe</text:p>
      <text:p text:style-name="P8">malhelpi = id exact witer os “hehlpe”</text:p>
      <text:p text:style-name="P2"/>
      <text:p text:style-name="P2"/>
      <text:p text:style-name="P2"/>
      <text:p text:style-name="P8">☸ Ma <text:span text:style-name="T32">S</text:span>ambahsa <text:span text:style-name="T25">meis </text:span>antreust ep laun werds instet ep composen werds?</text:p>
      <text:p text:style-name="P2"/>
      <text:p text:style-name="P2"/>
      <text:p text:style-name="P13"/>
      <text:p text:style-name="P8">☸ De werd aurdhen: ma Sambahsa est un SVO orienten bahsa instet un alnoslure-orienten bahsa ka Esperanto? Woidim od, dankt ia declinations, habmos sem lure, bet to ne est <text:span text:style-name="T37">complete</text:span>.</text:p>
      <text:p text:style-name="P13"/>
      <text:p text:style-name="P13"/>
      <text:p text:style-name="P13"/>
      <text:p text:style-name="P2"/>
      <text:p text:style-name="P9">☸ <text:span text:style-name="T25">Sambahsa est un professional wehrg, ka tod est un </text:span><text:span text:style-name="T4">a posteriori</text:span><text:span text:style-name="T25"> bahsa ed tohrbst select werds med un criterium </text:span><text:span text:style-name="T4">(quod io imagine eet rigoreus)</text:span><text:span text:style-name="T25">, io imagine od ne hiebst maung leudher kam hasies con un </text:span><text:span text:style-name="T4">a priori</text:span><text:span text:style-name="T25"> bahsa. Bet kwe ter sont parts ios bahsa qua buir kwohren ob tien personal milen?</text:span></text:p>
      <text:p text:style-name="P2"/>
      <text:p text:style-name="P2"/>
      <text:p text:style-name="P2"><text:soft-page-break/></text:p>
      <text:h text:style-name="Heading_20_2" text:outline-level="2">NUN SMAD CONVERSE DE SAMBAHSA</text:h>
      <text:p text:style-name="P2"/>
      <text:p text:style-name="P8">☸ Kwe sambahsa est semmanier relaten ad quodgvonc sorte os movment kam sem politique-economique ideologia <text:span text:style-name="T3">(ka economi</text:span><text:span text:style-name="T9">c</text:span><text:span text:style-name="T3"> liberalisme, communisme)</text:span>, social ideologia <text:span text:style-name="T3">(ka veganisme, LGBT adils, liberalisme au conservadorisme os swohds, feminisme)</text:span>, religion <text:span text:style-name="T3">(au atheisme), etc</text:span>? Quelgvonc poitt nudes sambahsa?</text:p>
      <text:p text:style-name="P2"/>
      <text:p text:style-name="P2"/>
      <text:p text:style-name="P2"/>
      <text:p text:style-name="P8">☸ Maung hehlpbahsas sont critiquen ob iom werdskauts sont meg eurocentric, critiquists saygent od ia ne dyeint bahsas samt mult bahtors ka mandarin, hind, arabic, bengali ed punjabi <text:span text:style-name="T3">(vasya ex ta citen bahsas wehsent inter ia dec meist baht bahsas in id mund)</text:span>. Woidim od bi-sabab sambahsa est basen uper oraryo, in theoria ids werdskaut glabt circa dwidel os mensc population <text:span text:style-name="T3">(to includt hinds, bengalis ed punjabis)</text:span><text:span text:style-name="T17">,</text:span> <text:span text:style-name="T17">quayque un englischbahtor pehnde sambahsa meis familiar tem un hindbahtor…</text:span> bet kam id sambahsas werdskaut maght ses prahb pro alter folks ka chineses, indonesians, thaylandians…, folks quas bahsas sont ex african origin we sont walsk ios Americas ed Oceania ed also ia minoritat bahsas? Woidim od id werdskaut os sambahsa buit kwohren in un different kwehrmen, bet id percentage os contribuitions os chinese ed arabic ne maghiet ses lyt meger? Quod saygiet tu sei leuds ischbatint od sambahsas werdskaut ne est sat international?</text:p>
      <text:p text:style-name="P8">Plais kwehrs special commentes de kam sambahsa maght ses representative pro chineses yaschi. I chineses sont baygh important, i hant oin iom meist important economies ed bahnt id meist baht bahsa, ka materbahsa, in id mund.</text:p>
      <text:p text:style-name="P2"/>
      <text:p text:style-name="P2"/>
      <text:p text:style-name="P2"/>
      <text:p text:style-name="P8">☸ Sambahsa est facil, bet pau challengeus. In comparen ad esperanto, sambahsa est meis complex dayir pronunciation, orthograph ed grammatic reuls, aun ranewe un meger werdskaut. Perfect-ye comprehendo id motif pro sambahsa hat un meis comlex ortograph, it to est gohder pro transcribe werds os alya bahsas samt meis dervet, men id pronunciation ed grammatic reuls maghent abdekhschate sem potential estudyants. Quod has kay sayge de to?</text:p>
      <text:p text:style-name="P13"/>
      <text:p text:style-name="P2"/>
      <text:p text:style-name="P13"/>
      <text:p text:style-name="P8">☸ Quod saygies pro leuds qui ischibatent od <text:span text:style-name="T32">S</text:span>ambahsa est baygh franceus?</text:p>
      <text:p text:style-name="P13"/>
      <text:p text:style-name="P13"/>
      <text:p text:style-name="P13"><text:soft-page-break/></text:p>
      <text:p text:style-name="P8">☸ Pelu besweurgho de autoral adils ed sambahsa est sub id traditional license Copyright. Quod has kay sayge im leuds qui baynt od tu forbehds i nudes id bahsa sei disweins ud i ob sem motif? Quod juridic amanat leuds <text:span text:style-name="T3">(besonters artists ed alya sortes os mathmoun creetor)</text:span> hant ye i ne sessient sudyen sei i neudent id bahsa in sem artwehrg? </text:p>
      <text:p text:style-name="P8">Mathalan: id graphic roman Saga, scriben ab Brian K. Vaughan, hat un folk <text:span text:style-name="T3">(kalen “lunien” in franceois ed kalen “Wreather” in id original in englisch)</text:span> bahnt id bahsa namen ka Blue, quodghi est un esperanto aun diacritics ed samt sem rhalts <text:span text:style-name="T3">(shayad ia textes buir tarjmen ab Google Translate au samlik tarjmer)</text:span>.</text:p>
      <text:p text:style-name="P13"/>
      <text:p text:style-name="P13"/>
      <text:p text:style-name="P2"/>
      <text:p text:style-name="P8">☸ Has creen un wi transcription phonetic systeme pro sambahsa quod est SPT (Sambahsa Phonetic Transcription). Pehndo od tod est un grand idea, un meis simple transcription phonetic systeme pro un specific bahsa est gohd ob didatic motifs, men ter est un ject quod ubfall me: id SPT buksteiv {x} represent id swon /ç/ instet /x/ (quod est representen ab {q}). Ma {x} ne est relaten ad /x/? To maght cree confusion pro leuds qui gnohent IPA.</text:p>
      <text:p text:style-name="P13"/>
      <text:p text:style-name="P13"/>
      <text:p text:style-name="P13"/>
      <text:p text:style-name="P8">☸ Mehns tu od sambahsa hat un propedeutique wirt kay uces alya bahsas?</text:p>
      <text:p text:style-name="P13"/>
      <text:p text:style-name="P13"/>
      <text:p text:style-name="P13"/>
      <text:p text:style-name="P8">☸ Comprehendo ma ia verbs “es” ed “hab” sont irregular, ka<text:span text:style-name="T28">m</text:span> ia sont meg nuden, ia sont destull special, bet ma “woid” also est irregular?</text:p>
      <text:p text:style-name="P13"/>
      <text:p text:style-name="P13"/>
      <text:p text:style-name="P13"/>
      <text:p text:style-name="P11">☸ <text:span text:style-name="T27">Sambahsa permitt id nuden os verbs in id imperfect prev, mayno ia verbs “eem”, “ees”, “eet”, “eemos”, “eete”, ed “eent”. Ma ne extendst tod verb wakt pro vasya verbs? Vasya verbs maghent ses in id perfect prev, bet naiwo in id imperfect prev ploisko id verb “e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4" svg:font-family="'DejaVu Serif'" style:font-family-generic="roman"/>
    <style:font-face style:name="DejaVu Sans Condensed1" svg:font-family="'DejaVu Sans Condensed'" style:font-family-generic="swiss"/>
    <style:font-face style:name="DejaVu Serif3" svg:font-family="'DejaVu Serif'" style:font-pitch="variable"/>
    <style:font-face style:name="DejaVu Serif1" svg:font-family="'DejaVu Serif'" style:font-adornments="Book" style:font-pitch="variable"/>
    <style:font-face style:name="DejaVu Serif2" svg:font-family="'DejaVu Serif'" style:font-adornments="Itálico Negrito" style:font-pitch="variable"/>
    <style:font-face style:name="DejaVu Serif" svg:font-family="'DejaVu Serif'" style:font-adornments="Negrito" style:font-pitch="variable"/>
    <style:font-face style:name="FreeSerif" svg:font-family="FreeSerif" style:font-adornments="Negrit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writing-mode="page"/>
      <style:text-properties style:font-name="DejaVu Serif" fo:font-family="'DejaVu Serif'" style:font-style-name="Negrito"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DejaVu Serif1" fo:font-family="'DejaVu Serif'" style:font-style-name="Book"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7.09cm" style:type="right" style:leader-style="dotted" style:leader-text="."/>
        </style:tab-stops>
      </style:paragraph-properties>
      <style:text-properties style:font-name="DejaVu Serif1" fo:font-family="'DejaVu Serif'" style:font-style-name="Book"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591cm" style:type="right" style:leader-style="dotted" style:leader-text="."/>
        </style:tab-stops>
      </style:paragraph-properties>
      <style:text-properties style:font-name="DejaVu Serif1" fo:font-family="'DejaVu Serif'" style:font-style-name="Book"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6.092cm" style:type="right" style:leader-style="dotted" style:leader-text="."/>
        </style:tab-stops>
      </style:paragraph-properties>
      <style:text-properties style:font-name="DejaVu Serif1" fo:font-family="'DejaVu Serif'" style:font-style-name="Book" style:font-pitch="variable"/>
    </style:style>
    <style:style style:name="Heading_20_1" style:display-name="Heading 1" style:family="paragraph" style:parent-style-name="Title" style:next-style-name="Text_20_body" style:default-outline-level="1" style:class="text">
      <style:paragraph-properties fo:margin-top="0.423cm" fo:margin-bottom="0.212cm" loext:contextual-spacing="false" style:writing-mode="page"/>
      <style:text-properties style:font-name="DejaVu Serif" fo:font-family="'DejaVu Serif'" style:font-style-name="Negrito" style:font-pitch="variable"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class="text">
      <style:paragraph-properties fo:margin-top="0.353cm" fo:margin-bottom="0.212cm" loext:contextual-spacing="false" style:writing-mode="page"/>
      <style:text-properties style:font-name="DejaVu Serif" fo:font-family="'DejaVu Serif'" style:font-style-name="Negrito" style:font-pitch="variable"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top="0.247cm" fo:margin-bottom="0.212cm" loext:contextual-spacing="false" style:writing-mode="page"/>
      <style:text-properties style:font-name="FreeSerif" fo:font-family="FreeSerif" style:font-style-name="Negrito" style:font-pitch="variable" fo:font-size="101%" fo:font-weight="bold" style:font-size-asian="101%" style:font-weight-asian="bold" style:font-size-complex="101%"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writing-mode="page"/>
      <style:text-properties style:font-name="DejaVu Serif2" fo:font-family="'DejaVu Serif'"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ejaVu Serif3"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NovoEstilo" style:page-layout-name="Mpm2">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22:10:27</meta:creation-date>
    <dc:date>2017-09-16T12:18:37.703000000</dc:date>
    <meta:editing-duration>PT17H18M39S</meta:editing-duration>
    <meta:editing-cycles>286</meta:editing-cycles>
    <meta:generator>LibreOffice/5.4.1.2$Windows_x86 LibreOffice_project/ea7cb86e6eeb2bf3a5af73a8f7777ac570321527</meta:generator>
    <meta:document-statistic meta:table-count="0" meta:image-count="0" meta:object-count="0" meta:page-count="8" meta:paragraph-count="56" meta:word-count="1670" meta:character-count="9982" meta:non-whitespace-character-count="8358"/>
    <meta:user-defined meta:name="w2e_MetaAuthor">Henrique Matheus da Silva LIma</meta:user-defined>
    <meta:user-defined meta:name="w2e_MetaBackgroundColor">000000</meta:user-defined>
    <meta:user-defined meta:name="w2e_MetaCoverType">None</meta:user-defined>
    <meta:user-defined meta:name="w2e_MetaLanguage">pt</meta:user-defined>
    <meta:user-defined meta:name="w2e_MetaTitle" meta:value-type="string">ModeloDeLivro</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